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33pt"/>
    </style:style>
    <style:style style:name="co4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color="#999999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999999"/>
    </style:style>
    <style:style style:name="ce6" style:family="table-cell" style:parent-style-name="Default">
      <style:table-cell-properties fo:background-color="#fdc57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3"/>
          <table:table-cell office:value-type="string" calcext:value-type="string">
            <text:p>0 = success</text:p>
          </table:table-cell>
          <table:table-cell office:value-type="string" calcext:value-type="string">
            <text:p>-1 = bounced</text:p>
          </table:table-cell>
          <table:table-cell office:value-type="string" calcext:value-type="string">
            <text:p>-100 = fail</text:p>
          </table:table-cell>
          <table:table-cell table:number-columns-repeated="5"/>
          <table:table-cell office:value-type="string" calcext:value-type="string">
            <text:p>+10 = stateA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RATION 1</text:p>
          </table:table-cell>
          <table:table-cell table:number-columns-repeated="9"/>
          <table:table-cell table:style-name="ce6" office:value-type="string" calcext:value-type="string">
            <text:p>FIXED</text:p>
          </table:table-cell>
          <table:table-cell/>
          <table:table-cell table:number-columns-repeated="4" table:style-name="ce6" office:value-type="string" calcext:value-type="string">
            <text:p>FIXED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2" office:value-type="string" calcext:value-type="string">
            <text:p>p(action)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4"/>
          <table:table-cell table:style-name="ce4" office:value-type="string" calcext:value-type="string">
            <text:p>total r</text:p>
          </table:table-cell>
          <table:table-cell table:style-name="ce4" office:value-type="string" calcext:value-type="string">
            <text:p>p(reachstate_givenaction)</text:p>
          </table:table-cell>
          <table:table-cell table:style-name="ce4" office:value-type="string" calcext:value-type="string">
            <text:p>N s’</text:p>
          </table:table-cell>
          <table:table-cell table:style-name="ce4" office:value-type="string" calcext:value-type="string">
            <text:p>E s’</text:p>
          </table:table-cell>
          <table:table-cell table:style-name="ce4" office:value-type="string" calcext:value-type="string">
            <text:p>S s’</text:p>
          </table:table-cell>
          <table:table-cell table:style-name="ce4" office:value-type="string" calcext:value-type="string">
            <text:p>W s’</text:p>
          </table:table-cell>
          <table:table-cell table:number-columns-repeated="4" table:style-name="ce4" office:value-type="string" calcext:value-type="string">
            <text:p>vprev(s’)</text:p>
          </table:table-cell>
          <table:table-cell table:style-name="ce4"/>
          <table:table-cell table:style-name="ce4" office:value-type="string" calcext:value-type="string">
            <text:p>V, 1 step left</text:p>
          </table:table-cell>
          <table:table-cell table:style-name="ce4" table:number-columns-repeated="1002"/>
        </table:table-row>
        <table:table-row table:style-name="ro1">
          <table:table-cell office:value-type="string" calcext:value-type="string">
            <text:p>1</text:p>
          </table:table-cell>
          <table:table-cell table:style-name="ce3" office:value-type="string" calcext:value-type="string">
            <text:p>0.25</text:p>
          </table:table-cell>
          <table:table-cell table:number-columns-repeated="2" table:style-name="ce5" office:value-type="string" calcext:value-type="string">
            <text:p>fall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fall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6" table:formula="of:=SUM([.G5:.J5])*0.25"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5]+SUM([.Q5:.T5])" office:value-type="float" office:value="-0.75" calcext:value-type="float">
            <text:p>-0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</text:p>
          </table:table-cell>
          <table:table-cell table:style-name="ce3"/>
          <table:table-cell table:style-name="ce5" office:value-type="string" calcext:value-type="string">
            <text:p>fall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PIT</text:p>
          </table:table-cell>
          <table:table-cell table:style-name="ce5" office:value-type="string" calcext:value-type="string">
            <text:p>fall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-1" calcext:value-type="float">
            <text:p>-1</text:p>
          </table:table-cell>
          <table:table-cell table:style-name="ce6" table:formula="of:=SUM([.G6:.J6])*0.25" office:value-type="float" office:value="-25.5" calcext:value-type="float">
            <text:p>-25.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6]+SUM([.Q6:.T6])" office:value-type="float" office:value="-25.5" calcext:value-type="float">
            <text:p>-25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</text:p>
          </table:table-cell>
          <table:table-cell table:style-name="ce3"/>
          <table:table-cell table:number-columns-repeated="2" table:style-name="ce5" office:value-type="string" calcext:value-type="string">
            <text:p>fall</text:p>
          </table:table-cell>
          <table:table-cell table:number-columns-repeated="2" table:style-name="ce5" office:value-type="string" calcext:value-type="string">
            <text:p>OK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SUM([.G7:.J7])*0.25" office:value-type="float" office:value="-0.5" calcext:value-type="float">
            <text:p>-0.5</text:p>
          </table:table-cell>
          <table:table-cell/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7]+SUM([.Q7:.T7])" office:value-type="float" office:value="-0.5" calcext:value-type="float">
            <text:p>-0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</text:p>
          </table:table-cell>
          <table:table-cell table:style-name="ce3"/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PIT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fal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6" table:formula="of:=SUM([.G8:.J8])*0.25" office:value-type="float" office:value="-25.25" calcext:value-type="float">
            <text:p>-25.2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8]+SUM([.Q8:.T8])" office:value-type="float" office:value="-25.25" calcext:value-type="float">
            <text:p>-25.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</text:p>
          </table:table-cell>
          <table:table-cell table:style-name="ce3"/>
          <table:table-cell table:number-columns-repeated="4" table:style-name="ce5" office:value-type="string" calcext:value-type="string">
            <text:p>OK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6" table:formula="of:=SUM([.G9:.J9])*0.25" office:value-type="float" office:value="0" calcext:value-type="float">
            <text:p>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9]+SUM([.Q9:.T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</text:p>
          </table:table-cell>
          <table:table-cell table:style-name="ce3"/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fall</text:p>
          </table:table-cell>
          <table:table-cell table:style-name="ce5" office:value-type="string" calcext:value-type="string">
            <text:p>happy</text:p>
          </table:table-cell>
          <table:table-cell table:style-name="ce5" office:value-type="string" calcext:value-type="string">
            <text:p>PI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100" calcext:value-type="float">
            <text:p>-100</text:p>
          </table:table-cell>
          <table:table-cell table:style-name="ce6" table:formula="of:=SUM([.G10:.J10])*0.25" office:value-type="float" office:value="-22.75" calcext:value-type="float">
            <text:p>-22.75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10]+SUM([.Q10:.T10])" office:value-type="float" office:value="-22.75" calcext:value-type="float">
            <text:p>-22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</text:p>
          </table:table-cell>
          <table:table-cell table:style-name="ce3"/>
          <table:table-cell table:number-columns-repeated="2" table:style-name="ce5" office:value-type="string" calcext:value-type="string">
            <text:p>OK</text:p>
          </table:table-cell>
          <table:table-cell table:number-columns-repeated="2" table:style-name="ce5" office:value-type="string" calcext:value-type="string">
            <text:p>fal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6" table:formula="of:=SUM([.G11:.J11])*0.25" office:value-type="float" office:value="-0.5" calcext:value-type="float">
            <text:p>-0.5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11]+SUM([.Q11:.T11])" office:value-type="float" office:value="-0.5" calcext:value-type="float">
            <text:p>-0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</text:p>
          </table:table-cell>
          <table:table-cell table:style-name="ce3"/>
          <table:table-cell table:style-name="ce5" office:value-type="string" calcext:value-type="string">
            <text:p>PIT</text:p>
          </table:table-cell>
          <table:table-cell table:style-name="ce5" office:value-type="string" calcext:value-type="string">
            <text:p>happy</text:p>
          </table:table-cell>
          <table:table-cell table:style-name="ce5" office:value-type="string" calcext:value-type="string">
            <text:p>fall</text:p>
          </table:table-cell>
          <table:table-cell table:style-name="ce5" office:value-type="string" calcext:value-type="string">
            <text:p>OK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SUM([.G12:.J12])*0.25" office:value-type="float" office:value="-22.75" calcext:value-type="float">
            <text:p>-22.75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12]+SUM([.Q12:.T12])" office:value-type="float" office:value="-22.75" calcext:value-type="float">
            <text:p>-22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</text:p>
          </table:table-cell>
          <table:table-cell table:style-name="ce3"/>
          <table:table-cell table:style-name="ce5" office:value-type="string" calcext:value-type="string">
            <text:p>OK</text:p>
          </table:table-cell>
          <table:table-cell table:number-columns-repeated="2" table:style-name="ce5" office:value-type="string" calcext:value-type="string">
            <text:p>fall</text:p>
          </table:table-cell>
          <table:table-cell table:style-name="ce5" office:value-type="string" calcext:value-type="string">
            <text:p>OK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SUM([.G13:.J13])*0.25" office:value-type="float" office:value="-0.5" calcext:value-type="float">
            <text:p>-0.5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13]+SUM([.Q13:.T13])" office:value-type="float" office:value="-0.5" calcext:value-type="float">
            <text:p>-0.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RATION 2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pi_axm_prob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4"/>
          <table:table-cell table:style-name="ce4" office:value-type="string" calcext:value-type="string">
            <text:p>total r</text:p>
          </table:table-cell>
          <table:table-cell table:number-columns-repeated="5"/>
          <table:table-cell table:style-name="ce4" office:value-type="string" calcext:value-type="string">
            <text:p>vprev(N, s’)</text:p>
          </table:table-cell>
          <table:table-cell table:style-name="ce4" office:value-type="string" calcext:value-type="string">
            <text:p>vprev(E, s’)</text:p>
          </table:table-cell>
          <table:table-cell table:style-name="ce4" office:value-type="string" calcext:value-type="string">
            <text:p>vprev(S, s’)</text:p>
          </table:table-cell>
          <table:table-cell table:style-name="ce4" office:value-type="string" calcext:value-type="string">
            <text:p>vprev(W, s’)</text:p>
          </table:table-cell>
          <table:table-cell/>
          <table:table-cell table:style-name="ce4" office:value-type="string" calcext:value-type="string">
            <text:p>V, 2 steps le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f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6" table:formula="of:=SUM([.G17:.J17])*0.25"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formula="of:=INDIRECT(&quot;V&quot;&amp;[.M17]+4)" office:value-type="float" office:value="-0.75" calcext:value-type="float">
            <text:p>-0.75</text:p>
          </table:table-cell>
          <table:table-cell table:formula="of:=INDIRECT(&quot;V&quot;&amp;[.N17]+4)" office:value-type="float" office:value="-0.75" calcext:value-type="float">
            <text:p>-0.75</text:p>
          </table:table-cell>
          <table:table-cell table:formula="of:=INDIRECT(&quot;V&quot;&amp;[.O17]+4)" office:value-type="float" office:value="-25.25" calcext:value-type="float">
            <text:p>-25.25</text:p>
          </table:table-cell>
          <table:table-cell table:formula="of:=INDIRECT(&quot;V&quot;&amp;[.P17]+4)" office:value-type="float" office:value="-0.75" calcext:value-type="float">
            <text:p>-0.75</text:p>
          </table:table-cell>
          <table:table-cell/>
          <table:table-cell table:formula="of:=SUM([.Q17:.T17])/4+[.K17]" office:value-type="float" office:value="-7.625" calcext:value-type="float">
            <text:p>-7.6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fa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1" calcext:value-type="float">
            <text:p>-1</text:p>
          </table:table-cell>
          <table:table-cell table:style-name="ce6" table:formula="of:=SUM([.G18:.J18])*0.25" office:value-type="float" office:value="-25.5" calcext:value-type="float">
            <text:p>-25.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formula="of:=INDIRECT(&quot;V&quot;&amp;[.M18]+4)" office:value-type="float" office:value="-25.5" calcext:value-type="float">
            <text:p>-25.5</text:p>
          </table:table-cell>
          <table:table-cell table:formula="of:=INDIRECT(&quot;V&quot;&amp;[.N18]+4)" office:value-type="float" office:value="-0.5" calcext:value-type="float">
            <text:p>-0.5</text:p>
          </table:table-cell>
          <table:table-cell table:formula="of:=INDIRECT(&quot;V&quot;&amp;[.O18]+4)" office:value-type="float" office:value="0" calcext:value-type="float">
            <text:p>0</text:p>
          </table:table-cell>
          <table:table-cell table:formula="of:=INDIRECT(&quot;V&quot;&amp;[.P18]+4)" office:value-type="float" office:value="-25.5" calcext:value-type="float">
            <text:p>-25.5</text:p>
          </table:table-cell>
          <table:table-cell/>
          <table:table-cell table:formula="of:=SUM([.Q18:.T18])/4+[.K18]" office:value-type="float" office:value="-38.375" calcext:value-type="float">
            <text:p>-38.3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</text:p>
          </table:table-cell>
          <table:table-cell/>
          <table:table-cell table:number-columns-repeated="2" office:value-type="string" calcext:value-type="string">
            <text:p>fall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SUM([.G19:.J19])*0.25" office:value-type="float" office:value="-0.5" calcext:value-type="float">
            <text:p>-0.5</text:p>
          </table:table-cell>
          <table:table-cell/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formula="of:=INDIRECT(&quot;V&quot;&amp;[.M19]+4)" office:value-type="float" office:value="-0.5" calcext:value-type="float">
            <text:p>-0.5</text:p>
          </table:table-cell>
          <table:table-cell table:formula="of:=INDIRECT(&quot;V&quot;&amp;[.N19]+4)" office:value-type="float" office:value="-0.5" calcext:value-type="float">
            <text:p>-0.5</text:p>
          </table:table-cell>
          <table:table-cell table:formula="of:=INDIRECT(&quot;V&quot;&amp;[.O19]+4)" office:value-type="float" office:value="-22.75" calcext:value-type="float">
            <text:p>-22.75</text:p>
          </table:table-cell>
          <table:table-cell table:formula="of:=INDIRECT(&quot;V&quot;&amp;[.P19]+4)" office:value-type="float" office:value="-25.5" calcext:value-type="float">
            <text:p>-25.5</text:p>
          </table:table-cell>
          <table:table-cell/>
          <table:table-cell table:formula="of:=SUM([.Q19:.T19])/4+[.K19]" office:value-type="float" office:value="-12.8125" calcext:value-type="float">
            <text:p>-12.81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l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6" table:formula="of:=SUM([.G20:.J20])*0.25" office:value-type="float" office:value="-25.25" calcext:value-type="float">
            <text:p>-25.2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formula="of:=INDIRECT(&quot;V&quot;&amp;[.M20]+4)" office:value-type="float" office:value="-0.75" calcext:value-type="float">
            <text:p>-0.75</text:p>
          </table:table-cell>
          <table:table-cell table:formula="of:=INDIRECT(&quot;V&quot;&amp;[.N20]+4)" office:value-type="float" office:value="0" calcext:value-type="float">
            <text:p>0</text:p>
          </table:table-cell>
          <table:table-cell table:formula="of:=INDIRECT(&quot;V&quot;&amp;[.O20]+4)" office:value-type="float" office:value="-0.5" calcext:value-type="float">
            <text:p>-0.5</text:p>
          </table:table-cell>
          <table:table-cell table:formula="of:=INDIRECT(&quot;V&quot;&amp;[.P20]+4)" office:value-type="float" office:value="-25.25" calcext:value-type="float">
            <text:p>-25.25</text:p>
          </table:table-cell>
          <table:table-cell/>
          <table:table-cell table:formula="of:=SUM([.Q20:.T20])/4+[.K20]" office:value-type="float" office:value="-31.875" calcext:value-type="float">
            <text:p>-31.8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</text:p>
          </table:table-cell>
          <table:table-cell/>
          <table:table-cell table:number-columns-repeated="4" office:value-type="string" calcext:value-type="string">
            <text:p>OK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SUM([.G21:.J21])*0.25" office:value-type="float" office:value="0" calcext:value-type="float">
            <text:p>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formula="of:=INDIRECT(&quot;V&quot;&amp;[.M21]+4)" office:value-type="float" office:value="-25.5" calcext:value-type="float">
            <text:p>-25.5</text:p>
          </table:table-cell>
          <table:table-cell table:formula="of:=INDIRECT(&quot;V&quot;&amp;[.N21]+4)" office:value-type="float" office:value="-22.75" calcext:value-type="float">
            <text:p>-22.75</text:p>
          </table:table-cell>
          <table:table-cell table:formula="of:=INDIRECT(&quot;V&quot;&amp;[.O21]+4)" office:value-type="float" office:value="-22.75" calcext:value-type="float">
            <text:p>-22.75</text:p>
          </table:table-cell>
          <table:table-cell table:formula="of:=INDIRECT(&quot;V&quot;&amp;[.P21]+4)" office:value-type="float" office:value="-25.25" calcext:value-type="float">
            <text:p>-25.25</text:p>
          </table:table-cell>
          <table:table-cell/>
          <table:table-cell table:formula="of:=SUM([.Q21:.T21])/4+[.K21]" office:value-type="float" office:value="-24.0625" calcext:value-type="float">
            <text:p>-24.06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IT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  <table:table-cell table:style-name="ce6" table:formula="of:=SUM([.G22:.J22])*0.25" office:value-type="float" office:value="-22.75" calcext:value-type="float">
            <text:p>-22.75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formula="of:=INDIRECT(&quot;V&quot;&amp;[.M22]+4)" office:value-type="float" office:value="-0.5" calcext:value-type="float">
            <text:p>-0.5</text:p>
          </table:table-cell>
          <table:table-cell table:formula="of:=INDIRECT(&quot;V&quot;&amp;[.N22]+4)" office:value-type="float" office:value="-22.75" calcext:value-type="float">
            <text:p>-22.75</text:p>
          </table:table-cell>
          <table:table-cell table:formula="of:=INDIRECT(&quot;V&quot;&amp;[.O22]+4)" office:value-type="float" office:value="-0.5" calcext:value-type="float">
            <text:p>-0.5</text:p>
          </table:table-cell>
          <table:table-cell table:formula="of:=INDIRECT(&quot;V&quot;&amp;[.P22]+4)" office:value-type="float" office:value="0" calcext:value-type="float">
            <text:p>0</text:p>
          </table:table-cell>
          <table:table-cell/>
          <table:table-cell table:formula="of:=SUM([.Q22:.T22])/4+[.K22]" office:value-type="float" office:value="-28.6875" calcext:value-type="float">
            <text:p>-28.68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fa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" table:formula="of:=SUM([.G23:.J23])*0.25" office:value-type="float" office:value="-0.5" calcext:value-type="float">
            <text:p>-0.5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formula="of:=INDIRECT(&quot;V&quot;&amp;[.M23]+4)" office:value-type="float" office:value="-25.25" calcext:value-type="float">
            <text:p>-25.25</text:p>
          </table:table-cell>
          <table:table-cell table:formula="of:=INDIRECT(&quot;V&quot;&amp;[.N23]+4)" office:value-type="float" office:value="-22.75" calcext:value-type="float">
            <text:p>-22.75</text:p>
          </table:table-cell>
          <table:table-cell table:formula="of:=INDIRECT(&quot;V&quot;&amp;[.O23]+4)" office:value-type="float" office:value="-0.5" calcext:value-type="float">
            <text:p>-0.5</text:p>
          </table:table-cell>
          <table:table-cell table:formula="of:=INDIRECT(&quot;V&quot;&amp;[.P23]+4)" office:value-type="float" office:value="-0.5" calcext:value-type="float">
            <text:p>-0.5</text:p>
          </table:table-cell>
          <table:table-cell/>
          <table:table-cell table:formula="of:=SUM([.Q23:.T23])/4+[.K23]" office:value-type="float" office:value="-12.75" calcext:value-type="float">
            <text:p>-12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OK</text:p>
          </table:table-cell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6" table:formula="of:=SUM([.G24:.J24])*0.25" office:value-type="float" office:value="-22.75" calcext:value-type="float">
            <text:p>-22.75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formula="of:=INDIRECT(&quot;V&quot;&amp;[.M24]+4)" office:value-type="float" office:value="0" calcext:value-type="float">
            <text:p>0</text:p>
          </table:table-cell>
          <table:table-cell table:formula="of:=INDIRECT(&quot;V&quot;&amp;[.N24]+4)" office:value-type="float" office:value="-0.5" calcext:value-type="float">
            <text:p>-0.5</text:p>
          </table:table-cell>
          <table:table-cell table:formula="of:=INDIRECT(&quot;V&quot;&amp;[.O24]+4)" office:value-type="float" office:value="-22.75" calcext:value-type="float">
            <text:p>-22.75</text:p>
          </table:table-cell>
          <table:table-cell table:formula="of:=INDIRECT(&quot;V&quot;&amp;[.P24]+4)" office:value-type="float" office:value="-22.75" calcext:value-type="float">
            <text:p>-22.75</text:p>
          </table:table-cell>
          <table:table-cell/>
          <table:table-cell table:formula="of:=SUM([.Q24:.T24])/4+[.K24]" office:value-type="float" office:value="-34.25" calcext:value-type="float">
            <text:p>-34.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fall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6" table:formula="of:=SUM([.G25:.J25])*0.25" office:value-type="float" office:value="-0.5" calcext:value-type="float">
            <text:p>-0.5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formula="of:=INDIRECT(&quot;V&quot;&amp;[.M25]+4)" office:value-type="float" office:value="-22.75" calcext:value-type="float">
            <text:p>-22.75</text:p>
          </table:table-cell>
          <table:table-cell table:formula="of:=INDIRECT(&quot;V&quot;&amp;[.N25]+4)" office:value-type="float" office:value="-0.5" calcext:value-type="float">
            <text:p>-0.5</text:p>
          </table:table-cell>
          <table:table-cell table:formula="of:=INDIRECT(&quot;V&quot;&amp;[.O25]+4)" office:value-type="float" office:value="-0.5" calcext:value-type="float">
            <text:p>-0.5</text:p>
          </table:table-cell>
          <table:table-cell table:formula="of:=INDIRECT(&quot;V&quot;&amp;[.P25]+4)" office:value-type="float" office:value="-22.75" calcext:value-type="float">
            <text:p>-22.75</text:p>
          </table:table-cell>
          <table:table-cell/>
          <table:table-cell table:formula="of:=SUM([.Q25:.T25])/4+[.K25]" office:value-type="float" office:value="-12.125" calcext:value-type="float">
            <text:p>-12.125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8:34:49.438239028</meta:creation-date>
    <dc:date>2018-04-18T19:25:13.634658772</dc:date>
    <meta:editing-duration>PT16M1S</meta:editing-duration>
    <meta:editing-cycles>3</meta:editing-cycles>
    <meta:generator>LibreOffice/5.4.5.1$Linux_X86_64 LibreOffice_project/40m0$Build-1</meta:generator>
    <meta:document-statistic meta:table-count="1" meta:cell-count="384" meta:object-count="0"/>
  </office:meta>
</office:document-meta>
</file>